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margin-left="0cm" fo:margin-right="0cm" fo:text-align="center" fo:text-indent="0cm"/>
      <style:text-properties fo:font-size="12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id="id1" draw:layer="layout" svg:width="4.5cm" svg:height="1.5cm" svg:x="7.3cm" svg:y="1.4cm">
          <text:p text:style-name="P1"><text:span text:style-name="T1">Suggestion d'un time</text:span></text:p>
        </draw:ellipse>
        <draw:ellipse draw:style-name="gr1" draw:text-style-name="P1" draw:id="id2" draw:layer="layout" svg:width="4.5cm" svg:height="1.5cm" svg:x="7.3cm" svg:y="3.6cm">
          <text:p text:style-name="P1"><text:span text:style-name="T1">Acceptation du time</text:span></text:p>
        </draw:ellipse>
        <draw:ellipse draw:style-name="gr1" draw:text-style-name="P1" draw:id="id3" draw:layer="layout" svg:width="4.5cm" svg:height="1.5cm" svg:x="7.3cm" svg:y="5.8cm">
          <text:p text:style-name="P1"><text:span text:style-name="T1">Attribution du time</text:span></text:p>
        </draw:ellipse>
        <draw:connector draw:style-name="gr2" draw:text-style-name="P2" draw:layer="layout" svg:x1="9.55cm" svg:y1="2.9cm" svg:x2="9.55cm" svg:y2="3.6cm" draw:start-shape="id1" draw:start-glue-point="2" draw:end-shape="id2" draw:end-glue-point="0" svg:d="m9550 2900v700">
          <text:p/>
        </draw:connector>
        <draw:ellipse draw:style-name="gr1" draw:text-style-name="P1" draw:id="id5" draw:layer="layout" svg:width="4.5cm" svg:height="1.5cm" svg:x="4.9cm" svg:y="9.5cm">
          <text:p text:style-name="P1"><text:span text:style-name="T1">Récupération </text:span><text:span text:style-name="T1"><text:line-break/></text:span><text:span text:style-name="T1">de la vidéo</text:span></text:p>
        </draw:ellipse>
        <draw:ellipse draw:style-name="gr1" draw:text-style-name="P1" draw:id="id6" draw:layer="layout" svg:width="4.5cm" svg:height="1.5cm" svg:x="10.1cm" svg:y="9.5cm">
          <text:p text:style-name="P1"><text:span text:style-name="T1">Récupération </text:span><text:span text:style-name="T1"><text:line-break/></text:span><text:span text:style-name="T1">des paroles</text:span></text:p>
        </draw:ellipse>
        <draw:rect draw:style-name="gr3" draw:text-style-name="P2" draw:id="id4" draw:layer="layout" svg:width="2.5cm" svg:height="0.2cm" svg:x="8.3cm" svg:y="8cm">
          <text:p/>
        </draw:rect>
        <draw:connector draw:style-name="gr2" draw:text-style-name="P2" draw:layer="layout" svg:x1="9.55cm" svg:y1="5.1cm" svg:x2="9.55cm" svg:y2="5.8cm" draw:start-shape="id2" draw:start-glue-point="2" draw:end-shape="id3" draw:end-glue-point="0" svg:d="m9550 5100v700">
          <text:p/>
        </draw:connector>
        <draw:connector draw:style-name="gr2" draw:text-style-name="P2" draw:layer="layout" svg:x1="9.55cm" svg:y1="7.3cm" svg:x2="9.55cm" svg:y2="8cm" draw:start-shape="id3" draw:start-glue-point="2" draw:end-shape="id4" draw:end-glue-point="0" svg:d="m9550 7300v700">
          <text:p/>
        </draw:connector>
        <draw:connector draw:style-name="gr2" draw:text-style-name="P2" draw:layer="layout" svg:x1="9.55cm" svg:y1="8.2cm" svg:x2="7.15cm" svg:y2="9.5cm" draw:start-shape="id4" draw:start-glue-point="2" draw:end-shape="id5" svg:d="m9550 8200v650h-2400v650">
          <text:p/>
        </draw:connector>
        <draw:connector draw:style-name="gr2" draw:text-style-name="P2" draw:layer="layout" svg:x1="9.55cm" svg:y1="8.2cm" svg:x2="12.35cm" svg:y2="9.5cm" draw:start-shape="id4" draw:end-shape="id6" svg:d="m9550 8200v650h2800v650">
          <text:p/>
        </draw:connector>
        <draw:ellipse draw:style-name="gr1" draw:text-style-name="P1" draw:id="id15" draw:layer="layout" svg:width="4.5cm" svg:height="1.5cm" svg:x="4.9cm" svg:y="11.7cm">
          <text:p text:style-name="P1"><text:span text:style-name="T1">Conversion </text:span><text:span text:style-name="T1"><text:line-break/></text:span><text:span text:style-name="T1">de la vidéo</text:span></text:p>
        </draw:ellipse>
        <draw:ellipse draw:style-name="gr1" draw:text-style-name="P1" draw:id="id11" draw:layer="layout" svg:width="4.5cm" svg:height="1.5cm" svg:x="10.1cm" svg:y="11.7cm">
          <text:p text:style-name="P1"><text:span text:style-name="T1">Conversion </text:span><text:span text:style-name="T1"><text:line-break/></text:span><text:span text:style-name="T1">en .lyr</text:span></text:p>
        </draw:ellipse>
        <draw:rect draw:style-name="gr3" draw:text-style-name="P2" draw:id="id14" draw:layer="layout" svg:width="3cm" svg:height="0.2cm" svg:x="8.3cm" svg:y="14.7cm">
          <text:p/>
        </draw:rect>
        <draw:ellipse draw:style-name="gr1" draw:text-style-name="P1" draw:id="id12" draw:layer="layout" svg:width="4.5cm" svg:height="1.5cm" svg:x="7.5cm" svg:y="15.7cm">
          <text:p text:style-name="P1"><text:span text:style-name="T1">Création du </text:span><text:span text:style-name="T1"><text:line-break/></text:span><text:span text:style-name="T1">fichier frame </text:span></text:p>
        </draw:ellipse>
        <draw:ellipse draw:style-name="gr1" draw:text-style-name="P1" draw:id="id13" draw:layer="layout" svg:width="4.5cm" svg:height="1.5cm" svg:x="7.5cm" svg:y="18.2cm">
          <text:p text:style-name="P1"><text:span text:style-name="T1">Génération du</text:span><text:span text:style-name="T1"><text:line-break/></text:span><text:span text:style-name="T1">fichier time </text:span></text:p>
        </draw:ellipse>
        <draw:ellipse draw:style-name="gr1" draw:text-style-name="P1" draw:id="id7" draw:layer="layout" svg:width="4.5cm" svg:height="1.5cm" svg:x="7.5cm" svg:y="20.7cm">
          <text:p text:style-name="P1"><text:span text:style-name="T1">Vérification du</text:span><text:span text:style-name="T1"><text:line-break/></text:span><text:span text:style-name="T1">time </text:span></text:p>
        </draw:ellipse>
        <draw:custom-shape draw:style-name="gr4" draw:text-style-name="P2" draw:id="id8" draw:layer="layout" svg:width="1cm" svg:height="1cm" svg:x="9.2cm" svg:y="2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-0.05cm" svg:x1="9.75cm" svg:y1="22.2cm" svg:x2="9.699cm" svg:y2="22.9cm" draw:start-shape="id7" draw:start-glue-point="2" draw:end-shape="id8" draw:end-glue-point="4" svg:d="m9750 22200v300h-51v400">
          <text:p/>
        </draw:connector>
        <draw:custom-shape draw:style-name="gr4" draw:text-style-name="P2" draw:id="id9" draw:layer="layout" svg:width="1cm" svg:height="1cm" svg:x="16.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10" draw:layer="layout" svg:width="1cm" svg:height="1cm" svg:x="16.5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6.999cm" svg:y1="15.9cm" svg:x2="16.999cm" svg:y2="12.9cm" draw:start-shape="id9" draw:start-glue-point="4" draw:end-shape="id10" draw:end-glue-point="6" svg:d="m16999 15900v-3000">
          <text:p/>
        </draw:connector>
        <draw:connector draw:style-name="gr2" draw:text-style-name="P2" draw:layer="layout" svg:x1="16.5cm" svg:y1="12.399cm" svg:x2="14.6cm" svg:y2="12.45cm" draw:start-shape="id10" draw:start-glue-point="5" draw:end-shape="id11" draw:end-glue-point="1" svg:d="m16500 12399h-950v51h-950">
          <text:p/>
        </draw:connector>
        <draw:connector draw:style-name="gr2" draw:text-style-name="P2" draw:layer="layout" svg:x1="16.5cm" svg:y1="16.399cm" svg:x2="12cm" svg:y2="16.45cm" draw:start-shape="id9" draw:start-glue-point="5" draw:end-shape="id12" draw:end-glue-point="1" svg:d="m16500 16399h-2250v51h-2250">
          <text:p/>
        </draw:connector>
        <draw:connector draw:style-name="gr2" draw:text-style-name="P2" draw:layer="layout" svg:x1="9.75cm" svg:y1="17.2cm" svg:x2="9.75cm" svg:y2="18.2cm" draw:start-shape="id12" draw:start-glue-point="2" draw:end-shape="id13" draw:end-glue-point="0" svg:d="m9750 17200v1000">
          <text:p/>
        </draw:connector>
        <draw:connector draw:style-name="gr2" draw:text-style-name="P2" draw:layer="layout" svg:x1="9.75cm" svg:y1="19.7cm" svg:x2="9.75cm" svg:y2="20.7cm" draw:start-shape="id13" draw:start-glue-point="2" draw:end-shape="id7" draw:end-glue-point="0" svg:d="m9750 19700v1000">
          <text:p/>
        </draw:connector>
        <draw:connector draw:style-name="gr2" draw:text-style-name="P2" draw:layer="layout" svg:x1="9.8cm" svg:y1="14.9cm" svg:x2="9.75cm" svg:y2="15.7cm" draw:start-shape="id14" draw:start-glue-point="2" draw:end-shape="id12" draw:end-glue-point="0" svg:d="m9800 14900v400h-50v400">
          <text:p/>
        </draw:connector>
        <draw:connector draw:style-name="gr2" draw:text-style-name="P2" draw:layer="layout" svg:x1="7.15cm" svg:y1="13.2cm" svg:x2="9.8cm" svg:y2="14.7cm" draw:start-shape="id15" draw:end-shape="id14" draw:end-glue-point="0" svg:d="m7150 13200v750h2650v750">
          <text:p/>
        </draw:connector>
        <draw:connector draw:style-name="gr2" draw:text-style-name="P2" draw:layer="layout" svg:x1="12.35cm" svg:y1="13.2cm" svg:x2="9.8cm" svg:y2="14.7cm" draw:start-shape="id11" draw:start-glue-point="2" draw:end-shape="id14" draw:end-glue-point="0" svg:d="m12350 13200v750h-2550v750">
          <text:p/>
        </draw:connector>
        <draw:connector draw:style-name="gr2" draw:text-style-name="P2" draw:layer="layout" svg:x1="7.15cm" svg:y1="11cm" svg:x2="7.15cm" svg:y2="11.7cm" draw:start-shape="id5" draw:end-shape="id15" draw:end-glue-point="0" svg:d="m7150 11000v700">
          <text:p/>
        </draw:connector>
        <draw:connector draw:style-name="gr2" draw:text-style-name="P2" draw:layer="layout" svg:x1="12.35cm" svg:y1="11cm" svg:x2="12.35cm" svg:y2="11.7cm" draw:start-shape="id6" draw:start-glue-point="2" draw:end-shape="id11" svg:d="m12350 11000v700">
          <text:p/>
        </draw:connector>
        <draw:frame draw:style-name="gr5" draw:text-style-name="P3" draw:layer="layout" svg:width="3.5cm" svg:height="0.9cm" svg:x="6.4cm" svg:y="23cm">
          <draw:text-box>
            <text:p text:style-name="P3"><text:span text:style-name="T2">Time valide ?</text:span></text:p>
          </draw:text-box>
        </draw:frame>
        <draw:frame draw:style-name="gr5" draw:text-style-name="P3" draw:layer="layout" svg:width="4cm" svg:height="0.9cm" svg:x="17.3cm" svg:y="16.1cm">
          <draw:text-box>
            <text:p text:style-name="P3"><text:span text:style-name="T2">Frames valides ?</text:span></text:p>
          </draw:text-box>
        </draw:frame>
        <draw:frame draw:style-name="gr5" draw:text-style-name="P3" draw:layer="layout" svg:width="4cm" svg:height="0.9cm" svg:x="17.3cm" svg:y="12cm">
          <draw:text-box>
            <text:p text:style-name="P3"><text:span text:style-name="T2">Paroles valides ?</text:span></text:p>
          </draw:text-box>
        </draw:frame>
        <draw:frame draw:style-name="gr5" draw:text-style-name="P3" draw:layer="layout" svg:width="1.5cm" svg:height="0.9cm" svg:x="15.3cm" svg:y="15.7cm">
          <draw:text-box>
            <text:p text:style-name="P3"><text:span text:style-name="T2">Non</text:span></text:p>
          </draw:text-box>
        </draw:frame>
        <draw:frame draw:style-name="gr5" draw:text-style-name="P3" draw:layer="layout" svg:width="1.5cm" svg:height="0.9cm" svg:x="15.5cm" svg:y="11.6cm">
          <draw:text-box>
            <text:p text:style-name="P3"><text:span text:style-name="T2">Non</text:span></text:p>
          </draw:text-box>
        </draw:frame>
        <draw:frame draw:style-name="gr5" draw:text-style-name="P3" draw:layer="layout" svg:width="1.5cm" svg:height="0.9cm" svg:x="16.9cm" svg:y="15.3cm">
          <draw:text-box>
            <text:p text:style-name="P3"><text:span text:style-name="T2">Oui</text:span></text:p>
          </draw:text-box>
        </draw:frame>
        <draw:custom-shape draw:style-name="gr4" draw:text-style-name="P2" draw:id="id16" draw:layer="layout" svg:width="1cm" svg:height="1cm" svg:x="16.5cm" svg:y="1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4cm" svg:height="1.199cm" svg:x="17.3cm" svg:y="18.8cm">
          <draw:text-box>
            <text:p text:style-name="P3"><text:span text:style-name="T2">Génération valide ?</text:span></text:p>
          </draw:text-box>
        </draw:frame>
        <draw:frame draw:style-name="gr5" draw:text-style-name="P3" draw:layer="layout" svg:width="1.5cm" svg:height="0.9cm" svg:x="15.3cm" svg:y="18.4cm">
          <draw:text-box>
            <text:p text:style-name="P3"><text:span text:style-name="T2">Non</text:span></text:p>
          </draw:text-box>
        </draw:frame>
        <draw:frame draw:style-name="gr5" draw:text-style-name="P3" draw:layer="layout" svg:width="1.5cm" svg:height="0.9cm" svg:x="16.9cm" svg:y="18cm">
          <draw:text-box>
            <text:p text:style-name="P3"><text:span text:style-name="T2">Oui</text:span></text:p>
          </draw:text-box>
        </draw:frame>
        <draw:connector draw:style-name="gr2" draw:text-style-name="P2" draw:layer="layout" svg:x1="10.2cm" svg:y1="23.399cm" svg:x2="16.999cm" svg:y2="19.5cm" draw:start-shape="id8" draw:start-glue-point="7" draw:end-shape="id16" draw:end-glue-point="6" svg:d="m10200 23399h6799v-3899">
          <text:p/>
        </draw:connector>
        <draw:connector draw:style-name="gr2" draw:text-style-name="P2" draw:layer="layout" svg:x1="16.5cm" svg:y1="19cm" svg:x2="12cm" svg:y2="18.95cm" draw:start-shape="id16" draw:start-glue-point="3" draw:end-shape="id13" draw:end-glue-point="1" svg:d="m16500 19000h-2250v-50h-2250">
          <text:p/>
        </draw:connector>
        <draw:connector draw:style-name="gr2" draw:text-style-name="P2" draw:layer="layout" svg:x1="17cm" svg:y1="18.5cm" svg:x2="16.999cm" svg:y2="16.9cm" draw:start-shape="id16" draw:start-glue-point="0" draw:end-shape="id9" draw:end-glue-point="6" svg:d="m17000 18500v-799h-1v-801">
          <text:p/>
        </draw:connector>
        <draw:ellipse draw:style-name="gr1" draw:text-style-name="P1" draw:id="id17" draw:layer="layout" svg:width="4.5cm" svg:height="1.5cm" svg:x="7.4cm" svg:y="24.7cm">
          <text:p text:style-name="P1"><text:span text:style-name="T1">Intégration </text:span><text:span text:style-name="T1"><text:line-break/></text:span><text:span text:style-name="T1">du time</text:span></text:p>
        </draw:ellipse>
        <draw:connector draw:style-name="gr2" draw:text-style-name="P2" draw:layer="layout" svg:x1="9.699cm" svg:y1="23.9cm" svg:x2="9.65cm" svg:y2="24.7cm" draw:start-shape="id8" draw:start-glue-point="6" draw:end-shape="id17" draw:end-glue-point="0" svg:d="m9699 23900v401h-49v3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8-24T16:10:55</meta:creation-date>
    <dc:date>2008-08-24T16:26:08</dc:date>
    <meta:editing-cycles>1</meta:editing-cycles>
    <meta:editing-duration>PT15M15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